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6"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7"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9"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6d2da" style:font-weight-asian="bold" style:font-weight-complex="bold"/>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a765"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bbc0"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afe63" style:font-weight-asian="normal" style:font-weight-complex="normal"/>
    </style:style>
    <style:style style:name="T22" style:family="text">
      <style:text-properties fo:font-weight="normal" officeooo:rsid="0037fbea" style:font-weight-asian="normal" style:font-weight-complex="normal"/>
    </style:style>
    <style:style style:name="T23" style:family="text">
      <style:text-properties fo:font-weight="normal" officeooo:rsid="00813242" style:font-weight-asian="normal" style:font-weight-complex="normal"/>
    </style:style>
    <style:style style:name="T24" style:family="text">
      <style:text-properties fo:font-weight="normal" officeooo:rsid="008319fc" style:font-weight-asian="normal" style:font-weight-complex="normal"/>
    </style:style>
    <style:style style:name="T25" style:family="text">
      <style:text-properties fo:font-weight="normal" officeooo:rsid="0086d2da" style:font-weight-asian="normal" style:font-weight-complex="normal"/>
    </style:style>
    <style:style style:name="T26" style:family="text">
      <style:text-properties fo:font-weight="normal" officeooo:rsid="0088b366" style:font-weight-asian="normal" style:font-weight-complex="normal"/>
    </style:style>
    <style:style style:name="T27" style:family="text">
      <style:text-properties fo:font-weight="normal" officeooo:rsid="008afbdf" style:font-weight-asian="normal" style:font-weight-complex="normal"/>
    </style:style>
    <style:style style:name="T28" style:family="text">
      <style:text-properties fo:font-weight="normal" officeooo:rsid="008f1de7" style:font-weight-asian="normal" style:font-weight-complex="normal"/>
    </style:style>
    <style:style style:name="T29" style:family="text">
      <style:text-properties fo:font-weight="normal" officeooo:rsid="008fa765" style:font-weight-asian="normal" style:font-weight-complex="normal"/>
    </style:style>
    <style:style style:name="T30" style:family="text">
      <style:text-properties fo:font-weight="normal" officeooo:rsid="00911f37" style:font-weight-asian="normal" style:font-weight-complex="normal"/>
    </style:style>
    <style:style style:name="T31" style:family="text">
      <style:text-properties fo:font-weight="normal" officeooo:rsid="00917af9" style:font-weight-asian="normal" style:font-weight-complex="normal"/>
    </style:style>
    <style:style style:name="T32" style:family="text">
      <style:text-properties fo:font-weight="normal" officeooo:rsid="00920404" style:font-weight-asian="normal" style:font-weight-complex="normal"/>
    </style:style>
    <style:style style:name="T33" style:family="text">
      <style:text-properties fo:font-weight="normal" officeooo:rsid="009595fe" style:font-weight-asian="normal" style:font-weight-complex="normal"/>
    </style:style>
    <style:style style:name="T34" style:family="text">
      <style:text-properties fo:font-weight="normal" officeooo:rsid="009629b7" style:font-weight-asian="normal" style:font-weight-complex="normal"/>
    </style:style>
    <style:style style:name="T35" style:family="text">
      <style:text-properties fo:font-weight="normal" officeooo:rsid="00964195" style:font-weight-asian="normal" style:font-weight-complex="normal"/>
    </style:style>
    <style:style style:name="T36" style:family="text">
      <style:text-properties fo:font-weight="normal" officeooo:rsid="00970725" style:font-weight-asian="normal" style:font-weight-complex="normal"/>
    </style:style>
    <style:style style:name="T37" style:family="text">
      <style:text-properties fo:font-weight="normal" officeooo:rsid="009a99c8" style:font-weight-asian="normal" style:font-weight-complex="normal"/>
    </style:style>
    <style:style style:name="T38" style:family="text">
      <style:text-properties fo:font-weight="normal" officeooo:rsid="009abbc0" style:font-weight-asian="normal" style:font-weight-complex="normal"/>
    </style:style>
    <style:style style:name="T39" style:family="text">
      <style:text-properties fo:font-weight="normal" officeooo:rsid="009d761b" style:font-weight-asian="normal" style:font-weight-complex="normal"/>
    </style:style>
    <style:style style:name="T40" style:family="text">
      <style:text-properties fo:font-weight="normal" officeooo:rsid="00a1729f" style:font-weight-asian="normal" style:font-weight-complex="normal"/>
    </style:style>
    <style:style style:name="T41" style:family="text">
      <style:text-properties fo:font-weight="normal" officeooo:rsid="00a7515b" style:font-weight-asian="normal" style:font-weight-complex="normal"/>
    </style:style>
    <style:style style:name="T42" style:family="text">
      <style:text-properties fo:font-weight="normal" officeooo:rsid="00a82e0b" style:font-weight-asian="normal" style:font-weight-complex="normal"/>
    </style:style>
    <style:style style:name="T43" style:family="text">
      <style:text-properties fo:font-weight="normal" officeooo:rsid="00a943cc" style:font-weight-asian="normal" style:font-weight-complex="normal"/>
    </style:style>
    <style:style style:name="T44" style:family="text">
      <style:text-properties fo:font-weight="normal" officeooo:rsid="00bba67a" style:font-weight-asian="normal" style:font-weight-complex="normal"/>
    </style:style>
    <style:style style:name="T45" style:family="text">
      <style:text-properties fo:font-weight="normal" officeooo:rsid="00b9e5cd" style:font-weight-asian="normal" style:font-weight-complex="normal"/>
    </style:style>
    <style:style style:name="T46" style:family="text">
      <style:text-properties officeooo:rsid="0067a156"/>
    </style:style>
    <style:style style:name="T47" style:family="text">
      <style:text-properties officeooo:rsid="0068e03e"/>
    </style:style>
    <style:style style:name="T48" style:family="text">
      <style:text-properties officeooo:rsid="00469a38"/>
    </style:style>
    <style:style style:name="T49" style:family="text">
      <style:text-properties officeooo:rsid="00505496"/>
    </style:style>
    <style:style style:name="T50" style:family="text">
      <style:text-properties officeooo:rsid="006a676d"/>
    </style:style>
    <style:style style:name="T51" style:family="text">
      <style:text-properties officeooo:rsid="006bca65"/>
    </style:style>
    <style:style style:name="T52" style:family="text">
      <style:text-properties officeooo:rsid="006d7849"/>
    </style:style>
    <style:style style:name="T53" style:family="text">
      <style:text-properties officeooo:rsid="006eef2c"/>
    </style:style>
    <style:style style:name="T54" style:family="text">
      <style:text-properties officeooo:rsid="0070a7b4"/>
    </style:style>
    <style:style style:name="T55" style:family="text">
      <style:text-properties officeooo:rsid="0071bfe1"/>
    </style:style>
    <style:style style:name="T56" style:family="text">
      <style:text-properties officeooo:rsid="0073a97a"/>
    </style:style>
    <style:style style:name="T57" style:family="text">
      <style:text-properties officeooo:rsid="0074270b"/>
    </style:style>
    <style:style style:name="T58" style:family="text">
      <style:text-properties officeooo:rsid="007575ed"/>
    </style:style>
    <style:style style:name="T59" style:family="text">
      <style:text-properties officeooo:rsid="007701dd"/>
    </style:style>
    <style:style style:name="T60" style:family="text">
      <style:text-properties officeooo:rsid="00779c6f"/>
    </style:style>
    <style:style style:name="T61" style:family="text">
      <style:text-properties officeooo:rsid="0078f6a4"/>
    </style:style>
    <style:style style:name="T62" style:family="text">
      <style:text-properties officeooo:rsid="007a9c1a"/>
    </style:style>
    <style:style style:name="T63" style:family="text">
      <style:text-properties officeooo:rsid="007c8b85"/>
    </style:style>
    <style:style style:name="T64" style:family="text">
      <style:text-properties officeooo:rsid="00813242"/>
    </style:style>
    <style:style style:name="T65" style:family="text">
      <style:text-properties officeooo:rsid="008319fc"/>
    </style:style>
    <style:style style:name="T66" style:family="text">
      <style:text-properties officeooo:rsid="00883828"/>
    </style:style>
    <style:style style:name="T67" style:family="text">
      <style:text-properties officeooo:rsid="008f1de7"/>
    </style:style>
    <style:style style:name="T68" style:family="text">
      <style:text-properties officeooo:rsid="009595fe"/>
    </style:style>
    <style:style style:name="T69" style:family="text">
      <style:text-properties officeooo:rsid="00970725"/>
    </style:style>
    <style:style style:name="T70" style:family="text">
      <style:text-properties officeooo:rsid="0099c36e"/>
    </style:style>
    <style:style style:name="T71" style:family="text">
      <style:text-properties officeooo:rsid="00a03f77"/>
    </style:style>
    <style:style style:name="T72" style:family="text">
      <style:text-properties officeooo:rsid="00a96723"/>
    </style:style>
    <style:style style:name="T73" style:family="text">
      <style:text-properties officeooo:rsid="00ae3e95"/>
    </style:style>
    <style:style style:name="T74" style:family="text">
      <style:text-properties officeooo:rsid="00afaafe"/>
    </style:style>
    <style:style style:name="T75" style:family="text">
      <style:text-properties officeooo:rsid="00b0af2a"/>
    </style:style>
    <style:style style:name="T76" style:family="text">
      <style:text-properties officeooo:rsid="00b45117"/>
    </style:style>
    <style:style style:name="T77" style:family="text">
      <style:text-properties officeooo:rsid="00b5ee45"/>
    </style:style>
    <style:style style:name="T78" style:family="text">
      <style:text-properties officeooo:rsid="00b72583"/>
    </style:style>
    <style:style style:name="T79" style:family="text">
      <style:text-properties officeooo:rsid="00b84fe1"/>
    </style:style>
    <style:style style:name="T80" style:family="text">
      <style:text-properties officeooo:rsid="00b9e5cd"/>
    </style:style>
    <style:style style:name="T81" style:family="text">
      <style:text-properties officeooo:rsid="00bba67a"/>
    </style:style>
    <style:style style:name="T82" style:family="text">
      <style:text-properties officeooo:rsid="00c09c22"/>
    </style:style>
    <style:style style:name="T83" style:family="text">
      <style:text-properties officeooo:rsid="00c23dce"/>
    </style:style>
    <style:style style:name="T84" style:family="text">
      <style:text-properties officeooo:rsid="00c4deac"/>
    </style:style>
    <style:style style:name="T85" style:family="text">
      <style:text-properties officeooo:rsid="00c76a9e"/>
    </style:style>
    <style:style style:name="T86" style:family="text">
      <style:text-properties officeooo:rsid="00c7d5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3">Dokumentation Computer Science Runner</text:p>
      <text:p text:style-name="P8"/>
      <text:p text:style-name="P9">Level 1:</text:p>
      <text:p text:style-name="P9"/>
      <text:p text:style-name="P13">InfoBrick 1:</text:p>
      <text:p text:style-name="P6"><text:span text:style-name="T9">Titel:</text:span><text:span text:style-name="T6"> Herzlich Willkommen zu ComputerScienceRunner</text:span></text:p>
      <text:p text:style-name="P10"><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10"/>
      <text:p text:style-name="P13">InfoBrick2:</text:p>
      <text:p text:style-name="P4"><text:span text:style-name="T9">Titel:</text:span><text:span text:style-name="T2"> Ausprägungsfächer</text:span></text:p>
      <text:p text:style-name="P13">Beschreibung:<text:span text:style-name="T17"> </text:span><text:span text:style-name="T21">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10"/>
      <text:p text:style-name="P13">InfoBrick3:</text:p>
      <text:p text:style-name="P10"><text:span text:style-name="T18">Titel:</text:span><text:span text:style-name="T46"> Informatik und Recht</text:span></text:p>
      <text:p text:style-name="P10"><text:span text:style-name="T18">Beschreibung:</text:span><text:span text:style-name="T46">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2"/>
      <text:p text:style-name="P7"><text:span text:style-name="T1">InfoBrick</text:span><text:span text:style-name="T8">4</text:span><text:span text:style-name="T1">:</text:span></text:p>
      <text:p text:style-name="P5"><text:span text:style-name="T9">Titel:</text:span><text:span text:style-name="T3"> Theoretische Informatik</text:span></text:p>
      <text:p text:style-name="P11"><text:span text:style-name="T18">Beschreibung:</text:span><text:span text:style-name="T46">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0"/>
      <text:p text:style-name="P37">InfoBrick5:</text:p>
      <text:p text:style-name="P37">Titel:<text:span text:style-name="T46"> </text:span><text:span text:style-name="T22">Technische Grundlagen der Informatik</text:span></text:p>
      <text:p text:style-name="P37">Beschreibung:<text:span text:style-name="T46"> </text:span><text:span text:style-name="T20">Hier lernst du die historische Entwicklung und die fundamentalen Konzepte sowie die technischen Grundlagen heutiger Rechner kennen. Im Rahmen dieser LV lernst du den grundsätzlichen Aufbau und die Funktionsweise von Digitalrechnern kennen.</text:span></text:p>
      <text:p text:style-name="P38"/>
      <text:p text:style-name="P38">InfoBrick 6:</text:p>
      <text:p text:style-name="P16"><text:span text:style-name="T1">Titel</text:span><text:span text:style-name="T12">:</text:span><text:span text:style-name="T1"> </text:span><text:span text:style-name="T4">Mathematische Grundlagen der Informatik 1</text:span></text:p>
      <text:p text:style-name="P39">Beschreibung: <text:span text:style-name="T20">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40"><text:soft-page-break/>InfoBrick 7:</text:p>
      <text:p text:style-name="P17"><text:span text:style-name="T1">Titel:</text:span><text:span text:style-name="T13"> </text:span><text:span text:style-name="T7">P</text:span><text:span text:style-name="T5">rogrammierung 1</text:span></text:p>
      <text:p text:style-name="P21"><text:span text:style-name="T18">Beschreibung:</text:span><text:span text:style-name="T47">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1"/>
      <text:p text:style-name="P64">Level 2:</text:p>
      <text:p text:style-name="P64"/>
      <text:p text:style-name="P41">InfoBrick 1:</text:p>
      <text:p text:style-name="P22"><text:span text:style-name="T18">Titel:</text:span><text:span text:style-name="T19"> </text:span><text:span text:style-name="T48">Modellierung</text:span></text:p>
      <text:p text:style-name="P18"><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8"/>
      <text:p text:style-name="P42">InfoBrick 2:</text:p>
      <text:p text:style-name="P23"><text:span text:style-name="T18">Titel:</text:span><text:span text:style-name="T19"> </text:span><text:span text:style-name="T49">Informatik und Gesellschaft</text:span></text:p>
      <text:p text:style-name="P19"><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4"/>
      <text:p text:style-name="P43">InfoBrick 3:</text:p>
      <text:p text:style-name="P25"><text:span text:style-name="T18">Titel:</text:span><text:span text:style-name="T50"> Algorithmen und Datenstrukturen</text:span></text:p>
      <text:p text:style-name="P25"><text:span text:style-name="T18">Beschreibung:</text:span><text:span text:style-name="T50">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5"/>
      <text:p text:style-name="P14"><text:span text:style-name="T1">InfoBrick </text:span><text:span text:style-name="T10">4</text:span><text:span text:style-name="T1">:</text:span></text:p>
      <text:p text:style-name="P26"><text:span text:style-name="T18">Titel:</text:span><text:span text:style-name="T50"> Betriebssysteme</text:span></text:p>
      <text:p text:style-name="P26"><text:span text:style-name="T18">Beschreibung:</text:span><text:span text:style-name="T50">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6"/>
      <text:p text:style-name="P26"/>
      <text:p text:style-name="P26"/>
      <text:p text:style-name="P26"/>
      <text:p text:style-name="P26"><text:soft-page-break/></text:p>
      <text:p text:style-name="P44">InfoBrick 5:</text:p>
      <text:p text:style-name="P27"><text:span text:style-name="T18">Titel:</text:span><text:span text:style-name="T50"> Mathematische Grundlagen der Informatik 2</text:span></text:p>
      <text:p text:style-name="P27"><text:span text:style-name="T18">Beschreibung:</text:span><text:span text:style-name="T50">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7"/>
      <text:p text:style-name="P15"><text:span text:style-name="T1">InfoBrick </text:span><text:span text:style-name="T11">6</text:span><text:span text:style-name="T1">:</text:span></text:p>
      <text:p text:style-name="P28"><text:span text:style-name="T18">Titel:</text:span><text:span text:style-name="T51"> Programmierung 2</text:span></text:p>
      <text:p text:style-name="P28"><text:span text:style-name="T18">Beschreibung:</text:span><text:span text:style-name="T51">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28"/>
      <text:p text:style-name="P65">Level 3:</text:p>
      <text:p text:style-name="P65"/>
      <text:p text:style-name="P45">Info Brick 1:</text:p>
      <text:p text:style-name="P29"><text:span text:style-name="T18">Titel:</text:span><text:span text:style-name="T52"> </text:span>Projektmanagement</text:p>
      <text:p text:style-name="P29"><text:span text:style-name="T18">Beschreibung:</text:span><text:span text:style-name="T52"> </text:span>Hier lernst du wie man kleine, Informatik-nahe Projekte in Teams abwickelt, Planungstools anwendet, und wie man die durchlaufenen Prozesse sowohl von einer methodischen als auch zwischenmenschlichen Perspektive reflektiert.</text:p>
      <text:p text:style-name="P29"/>
      <text:p text:style-name="P46">Info Brick 2:</text:p>
      <text:p text:style-name="P30"><text:span text:style-name="T18">Titel:</text:span><text:span text:style-name="T53"> Grundlagen der Intelligenten Systeme</text:span></text:p>
      <text:p text:style-name="P30"><text:span text:style-name="T18">Beschreibung:</text:span><text:span text:style-name="T53">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0"/>
      <text:p text:style-name="P47">Info Brick 3:</text:p>
      <text:p text:style-name="P31"><text:span text:style-name="T18">Titel:</text:span><text:span text:style-name="T53"> Datenbanksysteme</text:span></text:p>
      <text:p text:style-name="P31"><text:span text:style-name="T18">Beschreibung:</text:span><text:span text:style-name="T53">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1"/>
      <text:p text:style-name="P31"/>
      <text:p text:style-name="P31"/>
      <text:p text:style-name="P48"><text:soft-page-break/>Info Brick 4:</text:p>
      <text:p text:style-name="P32"><text:span text:style-name="T18">Titel:</text:span><text:span text:style-name="T53"> Einführung in Numerical Computing</text:span></text:p>
      <text:p text:style-name="P32"><text:span text:style-name="T18">Beschreibung:</text:span><text:span text:style-name="T53"> </text:span>In dieser LV lernst du die Grundlagen der Gleitpunktarithmetik und deren<text:span text:style-name="T53">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2"/>
      <text:p text:style-name="P49">Info Brick 5:</text:p>
      <text:p text:style-name="P33"><text:span text:style-name="T18">Titel:</text:span><text:span text:style-name="T53"> Einführende Statistik</text:span></text:p>
      <text:p text:style-name="P33"><text:span text:style-name="T18">Beschreibung:</text:span><text:span text:style-name="T53">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3"/>
      <text:p text:style-name="P50">Info Brick 6:</text:p>
      <text:p text:style-name="P34"><text:span text:style-name="T18">Titel:</text:span><text:span text:style-name="T53"> </text:span>Programmiersprachen und -konzepte</text:p>
      <text:p text:style-name="P34"><text:span text:style-name="T18">Beschreibung:</text:span><text:span text:style-name="T54"> Nach Abschluss dieser LV kennst du die unterschiedlichen Paradigmen und Konzepte von Programmiersprachen und kannst informierte Entscheidungen beim Einsatz geeigneter Programmiermethoden treffen.</text:span></text:p>
      <text:p text:style-name="P35"/>
      <text:p text:style-name="P35"/>
      <text:p text:style-name="P66">Level 4</text:p>
      <text:p text:style-name="P36"/>
      <text:p text:style-name="P51">InfoBrick 1:</text:p>
      <text:p text:style-name="P36"><text:span text:style-name="T18">Titel:</text:span> Mensch-Computer-Interaktion</text:p>
      <text:p text:style-name="P36"><text:span text:style-name="T18">Beschreibung:</text:span><text:span text:style-name="T54"> </text:span>In dieser LV lernst du interaktive Bedienoberflächen so zu entwerfen und<text:span text:style-name="T72"> </text:span>zu entwickeln, dass sie von ihren Benutzern als möglichst gebrauchstauglich<text:span text:style-name="T72"> </text:span>bzw. usable erachtet werden.</text:p>
      <text:p text:style-name="P36"/>
      <text:p text:style-name="P51">InfoBrick 2:</text:p>
      <text:p text:style-name="P36"><text:span text:style-name="T18">Titel:</text:span><text:span text:style-name="T54"> </text:span>Studienplan</text:p>
      <text:p text:style-name="P36"><text:span text:style-name="T18">Beschreibung:</text:span><text:span text:style-name="T54">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2"> </text:span>kann natürlich anders aussehen.<text:span text:style-name="T73"> Wenn ein Modul nicht verpflichtend ist, sondern frei wählbar ist, steht (Frei Wählbar) dabei.</text:span></text:p>
      <text:p text:style-name="P36"/>
      <text:p text:style-name="P36"/>
      <text:p text:style-name="P51"><text:soft-page-break/>InfoBrick 3:</text:p>
      <text:p text:style-name="P75"><text:span text:style-name="T18">Titel:</text:span> Parallel Computing<text:span text:style-name="T74"> (Frei Wählbar)</text:span></text:p>
      <text:p text:style-name="P36"><text:span text:style-name="T18">Beschreibung:</text:span><text:span text:style-name="T54"> </text:span>In dieser LV werden grundlegende Parallelisierungsstrategien behandelt und<text:span text:style-name="T72"> </text:span>wie man parallele Programme bezüglich ihrer Leistung analysiert.<text:span text:style-name="T72"> </text:span>Nach dieser LV kannst du diese Kenntnisse in praktischen Übungen zur Programmierung von Parallelrechnern anwenden.</text:p>
      <text:p text:style-name="P36"/>
      <text:p text:style-name="P51">InfoBrick 4:</text:p>
      <text:p text:style-name="P76"><text:span text:style-name="T18">Titel:</text:span><text:span text:style-name="T54"> </text:span>Signal and Image Processing<text:span text:style-name="T75"> (Frei Wählbar)</text:span></text:p>
      <text:p text:style-name="P36"><text:span text:style-name="T18">Beschreibung:</text:span><text:span text:style-name="T54"> </text:span>Hier lernst du z.B. wie die Konzepte von Fourier- und Waveletttransformationen funktionieren und<text:span text:style-name="T54"> </text:span>wie man diese auf Signale anwenden kann. Das erworbene Wissen wird in<text:span text:style-name="T72"> </text:span>Programmierübungen auf Themen wie Image Enhancement<text:span text:style-name="T85">, Image</text:span> Restoration, Topographic Reconstruction,<text:span text:style-name="T54"> </text:span>Morphological Operations, sowie 3D Rendering angewendet.</text:p>
      <text:p text:style-name="P36"/>
      <text:p text:style-name="P51">InfoBrick 5:</text:p>
      <text:p text:style-name="P36"><text:span text:style-name="T18">Titel:</text:span><text:span text:style-name="T55"> </text:span>Einführung in Mathematische Modellierung</text:p>
      <text:p text:style-name="P36"><text:span text:style-name="T18">Beschreibung:</text:span><text:span text:style-name="T55"> </text:span>In dieser LV lernen Studierende grundlegenden Methoden zur mathematischen Modellierung,<text:span text:style-name="T55"> </text:span>zu Optimierungsverfahren und zugehörigen Analysen. Dabei werden z.B. Themen wie<text:span text:style-name="T55"> </text:span>Differentialgleichungen, Lineare und Nichtlineare Optimierungsverfahren,<text:span text:style-name="T55"> </text:span>Metaheuristiken, Zufallszahlen<text:span text:style-name="T86"> und</text:span> Markov-Ketten behandelt.</text:p>
      <text:p text:style-name="P36"/>
      <text:p text:style-name="P51">InfoBrick 6:</text:p>
      <text:p text:style-name="P36"><text:span text:style-name="T18">Titel:</text:span><text:span text:style-name="T56"> </text:span>Software Engineering 1</text:p>
      <text:p text:style-name="P84"><text:span text:style-name="T18">Beschreibung:</text:span><text:span text:style-name="T56"> Hier werden Methoden und Werkzeuge für die Anforderungsanalyse, Evolution, Verifikation und Validierung von Software gelehrt und wie man diese im Rahmen von Softwareprojekten anwendet.</text:span></text:p>
      <text:p text:style-name="P66"/>
      <text:p text:style-name="P66">Level 5:</text:p>
      <text:p text:style-name="P51">InfoBrick 1:</text:p>
      <text:p text:style-name="P36"><text:span text:style-name="T18">Titel:</text:span><text:span text:style-name="T56"> </text:span>Netzwerktechnologien</text:p>
      <text:p text:style-name="P36"><text:span text:style-name="T18">Beschreibung:</text:span><text:span text:style-name="T56"> </text:span>Hier lernst du die Grundlagen moderner drahtgebundene<text:span text:style-name="T82">r</text:span> und<text:span text:style-name="T56"> </text:span>drahtloser Kommunikationsnetzwerke. Außerdem werden die<text:span text:style-name="T56"> </text:span>wichtigsten Protokolle der Netzwerktechnik gelehrt, angefangen<text:span text:style-name="T56"> </text:span>von den technischen Übertragungsverfahren bis hin zur Anwendungsebene.</text:p>
      <text:p text:style-name="P36"/>
      <text:p text:style-name="P36"/>
      <text:p text:style-name="P36"/>
      <text:p text:style-name="P36"/>
      <text:p text:style-name="P36"/>
      <text:p text:style-name="P51"><text:soft-page-break/>InfoBrick 2:</text:p>
      <text:p text:style-name="P77"><text:span text:style-name="T18">Titel:</text:span><text:span text:style-name="T56"> </text:span>Combinatorial and Numerical Algorithms <text:span text:style-name="T73">(Frei Wählbar)</text:span></text:p>
      <text:p text:style-name="P36"><text:span text:style-name="T18">Beschreibung:</text:span><text:span text:style-name="T56"> </text:span>Hier lernen Studierende fortgeschrittene Graphalgorithmen,<text:span text:style-name="T72"> </text:span>textbasierte und geometrische Algorithmen, sowie fortgeschrittene<text:span text:style-name="T72"> </text:span>numerische Algorithmen und verschiedene algorithmische Strategien kennen.<text:span text:style-name="T72"> </text:span>Außerdem lernst du wie man Korrektheitsbeweise und<text:span text:style-name="T72"> </text:span>Laufzeitanalysen für Algorithmen erstellt.</text:p>
      <text:p text:style-name="P51"/>
      <text:p text:style-name="P51">InfoBrick 3:</text:p>
      <text:p text:style-name="P78"><text:span text:style-name="T18">Titel:</text:span><text:span text:style-name="T56"> </text:span>Distributed Systems Engineering<text:span text:style-name="T76"> (Frei Wählbar)</text:span></text:p>
      <text:p text:style-name="P36"><text:span text:style-name="T18">Beschreibung:</text:span><text:span text:style-name="T56"> </text:span>In dieser LV lernst du die grundlegenden Konzepte<text:span text:style-name="T72"> </text:span>von verteilten Systemen, Programmier- und Engineering-Konzepte in<text:span text:style-name="T72"> </text:span>diesem Bereich und aktuelle Paradigmen und Technologien für verteilte<text:span text:style-name="T72"> </text:span>Systeme. Ebenfalls lernt man wie man diese Konzepte in einem Projekt<text:span text:style-name="T72"> </text:span>umsetzen kann.</text:p>
      <text:p text:style-name="P36"/>
      <text:p text:style-name="P51">InfoBrick <text:span text:style-name="T83">4</text:span>:</text:p>
      <text:p text:style-name="P79"><text:span text:style-name="T18">Titel:</text:span><text:span text:style-name="T56"> </text:span>Distributed and Parallel Algorithms<text:span text:style-name="T77"> (Frei Wählbar)</text:span></text:p>
      <text:p text:style-name="P36"><text:span text:style-name="T18">Beschreibung:</text:span><text:span text:style-name="T56"> </text:span>Hier lernen Studierende verschiedene Modelle des parallelen und verteilten Rechnens,<text:span text:style-name="T56"> </text:span>wie Message Passing und Shared Memory (z.B. PRAM, MapReduce),<text:span text:style-name="T72"> </text:span>sowie auch die darunterliegenden theoretischen Fragestellungen kennen.</text:p>
      <text:p text:style-name="P36"/>
      <text:p text:style-name="P51">InfoBrick <text:span text:style-name="T83">5</text:span>:</text:p>
      <text:p text:style-name="P36"><text:span text:style-name="T18">Titel:</text:span><text:span text:style-name="T56"> </text:span>Software Engineering 2</text:p>
      <text:p text:style-name="P36"><text:span text:style-name="T18">Beschreibung:</text:span><text:span text:style-name="T56"> </text:span>In dieser LV lernst du Methoden und Werkzeuge, wie z.B. Entwurfsmethoden,<text:span text:style-name="T72"> </text:span>Entwurfsmuster, Programmierstile, und nichtfunktionale Anforderungen kennen.<text:span text:style-name="T72"> </text:span>Ebenfalls lernst du wie du diese Konzepte innerhalb eines Softwareprojekts anwendest.</text:p>
      <text:p text:style-name="P36"/>
      <text:p text:style-name="P66"><text:span text:style-name="T56">Level</text:span> 6:</text:p>
      <text:p text:style-name="P36"/>
      <text:p text:style-name="P51">InfoBrick 1:</text:p>
      <text:p text:style-name="P36"><text:span text:style-name="T18">Titel:</text:span> Informationssicherheit</text:p>
      <text:p text:style-name="P36"><text:span text:style-name="T18">Beschreibung:</text:span><text:span text:style-name="T57"> </text:span>In dieser LV lernen Studierende mehr über die zentralen Ansätze zum <text:span text:style-name="T72"><text:s/></text:span>Schutz von IT-Systemen auf konzeptueller wie auch strategischer Basis, <text:span text:style-name="T72"><text:s/></text:span>einschließlich des damit verbundenen Technologieeinsatzes.</text:p>
      <text:p text:style-name="P36"/>
      <text:p text:style-name="P36"/>
      <text:p text:style-name="P36"/>
      <text:p text:style-name="P36"/>
      <text:p text:style-name="P51"><text:soft-page-break/>InfoBrick 2:</text:p>
      <text:p text:style-name="P80"><text:span text:style-name="T18">Titel:</text:span><text:span text:style-name="T57"> </text:span>Multimedia and Semantic Technologies<text:span text:style-name="T78"> (Frei Wählbar)</text:span></text:p>
      <text:p text:style-name="P36"><text:span text:style-name="T18">Beschreibung:</text:span><text:span text:style-name="T57"> </text:span>Hier lernst du die Konzepte und Techniken für die Realisierung von<text:span text:style-name="T72"> </text:span>multimedialen Inhalten im Web, für die semantische Anreicherung von multimedialen<text:span text:style-name="T72"> </text:span>Inhalten, sowie die Grundlagen von Human-based Computing und<text:span text:style-name="T72"> </text:span>Social Networks.</text:p>
      <text:p text:style-name="P36"/>
      <text:p text:style-name="P51">InfoBrick 3:</text:p>
      <text:p text:style-name="P80"><text:span text:style-name="T18">Titel:</text:span><text:span text:style-name="T63"> </text:span>Program Optimisations and Runtime Systems <text:span text:style-name="T73">(Frei Wählbar)</text:span></text:p>
      <text:p text:style-name="P36"><text:span text:style-name="T18">Beschreibung:</text:span><text:span text:style-name="T57"> </text:span>In dieser LV lernst du wie man Programme analysiert und Transformationen anwenden, um<text:span text:style-name="T63"> </text:span>unterschiedliche Optimierungsziele zu erreichen und Programme effizient zu parallelisieren.<text:span text:style-name="T63"> </text:span>Außerdem lernst du Laufzeittechniken kennen, um die Effizienz von Programmen zu steigern.</text:p>
      <text:p text:style-name="P36"/>
      <text:p text:style-name="P51">InfoBrick 4:</text:p>
      <text:p text:style-name="P36"><text:span text:style-name="T18">Titel:</text:span><text:span text:style-name="T57"> </text:span>Softwarepraktikum mit Bachelorarbeit </text:p>
      <text:p text:style-name="P36"><text:span text:style-name="T18">Beschreibung:</text:span><text:span text:style-name="T57"> </text:span>In dieser LV werden alle bisher vermittelten Kenntnisse zusammengeführt<text:span text:style-name="T72"> </text:span>um ein Softwareprojekt zu einem von dir ausgewählten Thema zu implementieren<text:span text:style-name="T72"> </text:span>und eine Bachelorarbeit zu schreiben.</text:p>
      <text:p text:style-name="P68"/>
      <text:p text:style-name="P66">Master</text:p>
      <text:p text:style-name="P66"/>
      <text:p text:style-name="P66"><text:span text:style-name="T57">Level</text:span> 7:</text:p>
      <text:p text:style-name="P66"/>
      <text:p text:style-name="P51">InfoBrick 1:</text:p>
      <text:p text:style-name="P36"><text:span text:style-name="T18">Titel:</text:span><text:span text:style-name="T57"> </text:span>Master Informatik</text:p>
      <text:p text:style-name="P82"><text:span text:style-name="T18">Beschreibung:</text:span><text:span text:style-name="T57"> </text:span>Sehr gut! Du befindest dich jetzt im Master Informatik. Wie<text:span text:style-name="T57"> </text:span>im Bachelor gibt es auch hier Ausprägungsfächer. Unzwar kann man sich entscheiden zwischen<text:span text:style-name="T57"> </text:span>Informatik Allgemein, Data Science und Scientific Computing. Der Studienplan sieht daher<text:span text:style-name="T57"> </text:span>für alle unterschiedlich aus. Hier werden wieder einige der LVs vorgestellt.<text:span text:style-name="T80"> Wenn ein Modul nicht verpflichtend ist, sondern frei wählbar ist, steht (Frei Wählbar) dabei.</text:span></text:p>
      <text:p text:style-name="P36"/>
      <text:p text:style-name="P51">InfoBrick 2:</text:p>
      <text:p text:style-name="P81"><text:span text:style-name="T18">Titel:</text:span><text:span text:style-name="T58"> </text:span>Parallel Architectures and Programming Models<text:span text:style-name="T79"> (Frei Wählbar)</text:span></text:p>
      <text:p text:style-name="P36"><text:span text:style-name="T18">Beschreibung:</text:span><text:span text:style-name="T58"> </text:span>In dieser LV lernst du fortgeschrittene Konzepte paralleler Rechnerarchitekturen sowie paralleler Programmiermodelle und Sprachen. Weiters lernst du wie man diese Konzepte<text:span text:style-name="T72"> </text:span>in praktischen Übungen anwendet und eigenständig effiziente parallele Applikationen<text:span text:style-name="T72"> </text:span>auf aktuellen Parallelrechnern entwickelt.</text:p>
      <text:p text:style-name="P36"/>
      <text:p text:style-name="P36"><text:soft-page-break/></text:p>
      <text:p text:style-name="P51">InfoBrick 3:</text:p>
      <text:p text:style-name="P82"><text:span text:style-name="T18">Titel:</text:span><text:span text:style-name="T58"> </text:span>Information Management &amp; Systems Engineering<text:span text:style-name="T80"> (Frei Wählbar)</text:span></text:p>
      <text:p text:style-name="P36"><text:span text:style-name="T18">Beschreibung:</text:span><text:span text:style-name="T58"> </text:span>Hier lernen Studierende die theoretischen und praktischen ingenieurwissenschaftlichen<text:span text:style-name="T58"> </text:span>Ansätze des Datenmanagements, der Webtechnologien und der grundlegenden Sicherheitsmechanismen kennen,<text:span text:style-name="T58"> </text:span>um qualitativ hochwertige webbasierte Informationssysteme zu realisieren.</text:p>
      <text:p text:style-name="P36"/>
      <text:p text:style-name="P51">InfoBrick 4:</text:p>
      <text:p text:style-name="P82"><text:span text:style-name="T18">Titel:</text:span><text:span text:style-name="T59"> </text:span>Cooperative Systems<text:span text:style-name="T80"> (Frei Wählbar)</text:span></text:p>
      <text:p text:style-name="P36"><text:span text:style-name="T18">Beschreibung:</text:span><text:span text:style-name="T59"> </text:span>Hier lernst du<text:span text:style-name="T84"> </text:span>wesentliche theoretische und praktische Grundlagen<text:span text:style-name="T72"> </text:span>auf dem Gebiet der Verteilten und Kooperativen Systeme.<text:span text:style-name="T72"> </text:span>Im Rahmen einer Fallstudie wenden Studierende das<text:span text:style-name="T72"> </text:span>Wissen in Gruppenarbeiten auf ein Anwendungsszenario an.</text:p>
      <text:p text:style-name="P36"/>
      <text:p text:style-name="P51">InfoBrick 5:</text:p>
      <text:p text:style-name="P82"><text:span text:style-name="T18">Titel:</text:span><text:span text:style-name="T59"> </text:span>Business Process Management<text:span text:style-name="T80"> (Frei Wählbar)</text:span></text:p>
      <text:p text:style-name="P36"><text:span text:style-name="T18">Beschreibung:</text:span><text:span text:style-name="T59"> </text:span>Dieses Modul besteht aus der VU Workflow Technologies und aus der VU Business Process Management.<text:span text:style-name="T59"> </text:span>Hier lernst du Konzepte und Anwendungen des<text:span text:style-name="T84"> </text:span>Geschäftsprozessmanagements z.B. mit Hilfe der<text:span text:style-name="T59"> </text:span>Modellierungssprache BPMN. Ebenfalls lernst du Konzepte und Techniken zur Automatisierung<text:span text:style-name="T59"> </text:span>von Geschäftsprozessen als Workflows.</text:p>
      <text:p text:style-name="P36"/>
      <text:p text:style-name="P51">InfoBrick 6:</text:p>
      <text:p text:style-name="P82"><text:span text:style-name="T18">Titel:</text:span><text:span text:style-name="T59"> </text:span>Foundations of Data Analysis <text:span text:style-name="T80">(Frei Wählbar)</text:span></text:p>
      <text:p text:style-name="P36"><text:span text:style-name="T18">Beschreibung:</text:span><text:span text:style-name="T59"> </text:span>In dieser LV lernen Studierende die wichtigsten grundlegenden Techniken<text:span text:style-name="T72"> </text:span>der Datenanalyse wie z.B. Regressionsanalyse, Klassifikationsanalyse, Clustering-Techniken, sowie Methoden der Dimensionsreduktio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66"><text:soft-page-break/><text:span text:style-name="T59">Level</text:span> 8:</text:p>
      <text:p text:style-name="P51">InfoBrick 1:</text:p>
      <text:p text:style-name="P36"><text:span text:style-name="T18">Titel:</text:span><text:span text:style-name="T60"> </text:span>Advanced Software Engineering</text:p>
      <text:p text:style-name="P36"><text:span text:style-name="T18">Beschreibung:</text:span><text:span text:style-name="T60"> </text:span>In dieser LV lernst du Themen wie Domain-Driven Design, Softwarearchitektur und Model-Driven Design.<text:span text:style-name="T60"> </text:span>Ebenso lernst du wie Domain-Specific Languages eingesetzt werden können und wie moderne<text:span text:style-name="T60"> </text:span>Praktiken im Software Deployment aussehen.</text:p>
      <text:p text:style-name="P36"/>
      <text:p text:style-name="P51">InfoBrick 2:</text:p>
      <text:p text:style-name="P83"><text:span text:style-name="T18">Titel:</text:span><text:span text:style-name="T60"> </text:span>Foundations of Computer Graphics <text:span text:style-name="T80">(Frei Wählbar)</text:span></text:p>
      <text:p text:style-name="P36"><text:span text:style-name="T18">Beschreibung:</text:span><text:span text:style-name="T60"> </text:span>In dieser LV lernst du wie die wesentlichen Algorithmen der Darstellung (Ray-tracing, Radiosity, Rasterization) funktionieren und wie z.B. Licht- und<text:span text:style-name="T72"> </text:span>Schatteneffekte in der Computergrafik funktionieren. Ebenfalls lernst du<text:span text:style-name="T72"> </text:span>wie du eigene Anwendungen mit WebGL (bzw. OpenGL) erstellen kannst.</text:p>
      <text:p text:style-name="P36"/>
      <text:p text:style-name="P51">InfoBrick 3:</text:p>
      <text:p text:style-name="P83"><text:span text:style-name="T18">Titel:</text:span><text:span text:style-name="T61"> </text:span>Scientific Data Management<text:span text:style-name="T81"> (Frei Wählbar)</text:span></text:p>
      <text:p text:style-name="P36"><text:span text:style-name="T18">Beschreibung:</text:span><text:span text:style-name="T61"> </text:span>In dieser LV lernen Studierende aktuelle Methoden zur Erfassung, Management und<text:span text:style-name="T72"> </text:span>Analyse von sehr großen Datenmengen. In die Vorlesung integrierte praktische <text:span text:style-name="T72"><text:s/></text:span>Projekte versetzen Studierende in die Lage, selbständig Data Science Lösungen<text:span text:style-name="T72"> </text:span><text:s/>für Fragestellungen aus realen Anwendungen zu entwickeln.</text:p>
      <text:p text:style-name="P36"/>
      <text:p text:style-name="P51">InfoBrick 4:</text:p>
      <text:p text:style-name="P83"><text:span text:style-name="T18">Titel:</text:span><text:span text:style-name="T62"> </text:span>Multimedia Content Management<text:span text:style-name="T81"> (Frei Wählbar)</text:span></text:p>
      <text:p text:style-name="P36"><text:span text:style-name="T18">Beschreibung:</text:span><text:span text:style-name="T62"> </text:span>Hier lernst du Konzepte und Techniken für die Organisation,<text:span text:style-name="T72"> </text:span>Modellierung und Verwaltung von multimedialen Inhalten. Studierende können<text:span text:style-name="T72"> </text:span>diese Konzepte und Techniken anwenden und bei der Implementierung von<text:span text:style-name="T72"> </text:span>Systemen und Anwendungen einsetzen.</text:p>
      <text:p text:style-name="P36"/>
      <text:p text:style-name="P51">InfoBrick 5:</text:p>
      <text:p text:style-name="P36"><text:span text:style-name="T18">Titel:</text:span><text:span text:style-name="T62"> </text:span>Praktikum Informatik 1</text:p>
      <text:p text:style-name="P36"><text:span text:style-name="T18">Beschreibung:</text:span><text:span text:style-name="T62"> </text:span>Hier kannst du ein Thema auswählen und mit Hilfe eines Betreuers implementieren.<text:span text:style-name="T72"> </text:span>Dabei erwirbst du die Fähigkeit zur Lösung von Anwendungsproblemen der Informatik<text:span text:style-name="T72"> </text:span>unter Verwendung von moderner IT Infrastruktur.</text:p>
      <text:p text:style-name="P36"/>
      <text:p text:style-name="P36"/>
      <text:p text:style-name="P36"/>
      <text:p text:style-name="P36"/>
      <text:p text:style-name="P36"/>
      <text:p text:style-name="P66"><text:soft-page-break/><text:span text:style-name="T62">Level</text:span> 9:</text:p>
      <text:p text:style-name="P51">InfoBrick 1:</text:p>
      <text:p text:style-name="P52">Titel:<text:span text:style-name="T64"> </text:span><text:span text:style-name="T23">Wissenschaftliches Arbeiten</text:span></text:p>
      <text:p text:style-name="P53">Beschreibung:<text:span text:style-name="T24"> </text:span><text:span text:style-name="T25">Hier erlernst du </text:span><text:span text:style-name="T24">die Fähigkeit zu</text:span><text:span text:style-name="T25">r</text:span><text:span text:style-name="T24"> Recherche, Analyse, Aufbereitung relevanter wissenschaftlicher Fragestellungen im Bereich Informatik sowie zur wissenschaftlichen Arbeitsweise, wie sie im Zuge der Masterarbeit benötigt wird.</text:span></text:p>
      <text:p text:style-name="P69"/>
      <text:p text:style-name="P54">InfoBrick <text:span text:style-name="T66">2</text:span>:</text:p>
      <text:p text:style-name="P85">Titel:<text:span text:style-name="T64"> </text:span><text:span text:style-name="T26">Gaming Technologies</text:span><text:span text:style-name="T44"> </text:span><text:span text:style-name="T45">(Frei Wählbar)</text:span></text:p>
      <text:p text:style-name="P55"><text:span text:style-name="T65">Beschreibung:</text:span><text:span text:style-name="T27"> In dieser LV lernen Studierende wie Physik in Computerspielen implementiert werden kann, aber auch wie man Kollisionerkennung, Artificial Intelligence und z.B. Wegfindung für Computerspiele programmieren kann.</text:span></text:p>
      <text:p text:style-name="P70"/>
      <text:p text:style-name="P56">InfoBrick <text:span text:style-name="T67">3</text:span>:</text:p>
      <text:p text:style-name="P85">Titel:<text:span text:style-name="T64"> </text:span><text:span text:style-name="T28">Real-Time Computer Graphics</text:span><text:span text:style-name="T44"> </text:span><text:span text:style-name="T45">(Frei Wählbar)</text:span></text:p>
      <text:p text:style-name="P57"><text:span text:style-name="T65">Beschreibung:</text:span><text:span text:style-name="T29"> Hier kannst du dein Wissen bezüglich Echtzeit-Grafik</text:span><text:span text:style-name="T30"> erweitern</text:span><text:span text:style-name="T29">. Dabei wird die Vulkan Engine im Detail erklärt.</text:span><text:span text:style-name="T31"> Ebenfalls wird die notwendige Mathematik, die für Computerspiele benötigt wird, gelehrt. </text:span><text:span text:style-name="T32">Außerdem werden Themen</text:span><text:span text:style-name="T29"> wie Schatten, Transparenz, Normal Maps, Ambient Occlusion</text:span><text:span text:style-name="T32"> gelehrt.</text:span></text:p>
      <text:p text:style-name="P71"/>
      <text:p text:style-name="P58">InfoBrick <text:span text:style-name="T68">4</text:span>:</text:p>
      <text:p text:style-name="P58">Titel:<text:span text:style-name="T64"> </text:span><text:span text:style-name="T33">Praktikum Informatik 2</text:span></text:p>
      <text:p text:style-name="P59"><text:span text:style-name="T65">Beschreibung:</text:span><text:span text:style-name="T29"> </text:span><text:span text:style-name="T34">Diese LV ist ähnlich wie Praktikum Informatik 1.</text:span><text:span text:style-name="T35"> Hier kannst du ebenfalls ein Thema auswählen und implementieren. Dabei kann man dasselbe Thema wie in Praktikum Informatik 1 nehmen, jedoch kann man auch ein anderes Thema wählen.</text:span><text:span text:style-name="T36"> Wenn man möchte, kann man das Thema in der Masterarbeit noch weiter vertiefen.</text:span></text:p>
      <text:p text:style-name="P72"/>
      <text:p text:style-name="P67"><text:span text:style-name="T62">Level</text:span> <text:span text:style-name="T70">10</text:span>:</text:p>
      <text:p text:style-name="P67"/>
      <text:p text:style-name="P60">InfoBrick 1:</text:p>
      <text:p text:style-name="P61">Titel:<text:span text:style-name="T64"> </text:span><text:span text:style-name="T37">Masterseminar</text:span></text:p>
      <text:p text:style-name="P87"><text:span text:style-name="T69">Beschreibung:</text:span><text:span text:style-name="T24"> </text:span><text:span text:style-name="T38">In dieser LV ist das Ziel, dass Studierende ei</text:span><text:span text:style-name="T39">n</text:span><text:span text:style-name="T38"> Survey-paper oder eines Expose erstellen. Dieses soll dann in einem Konferenzsystem submitted werden, mit den Reviews verbessert und dann in einem Konferenz-ähnlichem Umfeld am Ende des Semesters vorgestellt werden. Das Topic sollte mit dem Topic der Masterarbeit ident sein.</text:span></text:p>
      <text:p text:style-name="P62"><text:span text:style-name="T38"/></text:p>
      <text:p text:style-name="P62"><text:span text:style-name="T38"/></text:p>
      <text:p text:style-name="P73"/>
      <text:p text:style-name="P63"><text:soft-page-break/>InfoBrick<text:span text:style-name="T71"> 2</text:span>:</text:p>
      <text:p text:style-name="P63">Titel:<text:span text:style-name="T64"> </text:span><text:span text:style-name="T40">Masterarbeit</text:span></text:p>
      <text:p text:style-name="P63"><text:span text:style-name="T69">Beschreibung:</text:span><text:span text:style-name="T24"> </text:span><text:span text:style-name="T41">Für die Masterarbeit bieten viele der Forschungsgruppen der Fakultät für Informatik bereits vordefinierte Themen an.</text:span><text:span text:style-name="T43"> </text:span><text:span text:style-name="T42">Das Thema einer Masterarbeit sowie die Betreuung müssen offiziell be</text:span><text:span text:style-name="T43">k</text:span><text:span text:style-name="T42">annt gege</text:span><text:span text:style-name="T43">b</text:span><text:span text:style-name="T42">en und </text:span><text:span text:style-name="T43">vom StudienServiceCenter </text:span><text:span text:style-name="T42">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3T22:55:21.157000000</dc:date>
    <meta:editing-duration>PT5H2M55S</meta:editing-duration>
    <meta:editing-cycles>171</meta:editing-cycles>
    <meta:generator>LibreOffice/5.1.5.2$Windows_x86 LibreOffice_project/7a864d8825610a8c07cfc3bc01dd4fce6a9447e5</meta:generator>
    <meta:document-statistic meta:table-count="0" meta:image-count="0" meta:object-count="0" meta:page-count="11" meta:paragraph-count="167" meta:word-count="2141" meta:character-count="17163" meta:non-whitespace-character-count="15184"/>
  </office:meta>
</office:document-meta>
</file>